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18cm solid #000000"/>
    </style:style>
    <style:style style:name="podHeader" style:family="table-cell">
      <style:table-cell-properties fo:padding="0.1cm" fo:border="0.018cm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14623028767630" style:family="table" style:parent-style-name="podTable">
      <style:table-properties style:width="17cm" style:rel-width="96.65%" table:table-align="left" table:align="left"/>
    </style:style>
    <style:style style:name="CS4" style:family="table-cell">
      <style:table-cell-properties fo:border="0.018cm solid #000000" fo:padding="0.023cm" style:vertical-align="middle"/>
    </style:style>
    <style:style style:name="Table14623028767630.1" style:family="table-column">
      <style:table-column-properties style:rel-column-width="65534*"/>
    </style:style>
    <style:style style:name="Table14623028767723" style:family="table" style:parent-style-name="podTable">
      <style:table-properties style:width="17cm" style:rel-width="96.65%" table:table-align="left" table:align="left"/>
    </style:style>
    <style:style style:name="CS5" style:family="table-cell">
      <style:table-cell-properties fo:border="0.018cm solid #000000" fo:background-color="#FFFFFF" fo:padding="0.023cm"/>
    </style:style>
    <style:style style:name="CS6" style:family="table-cell">
      <style:table-cell-properties fo:border="0.018cm solid #000000" fo:background-color="#CCCCCC" fo:padding="0.023cm" style:vertical-align="middle"/>
    </style:style>
    <style:style style:name="CS7" style:family="table-cell">
      <style:table-cell-properties fo:border="0.018cm solid #000000" fo:background-color="#CCCCCC" fo:padding="0.023cm" style:vertical-align="bottom"/>
    </style:style>
    <style:style style:name="CS8" style:family="table-cell">
      <style:table-cell-properties fo:border="0.018cm solid #000000" fo:padding="0.023cm"/>
    </style:style>
    <style:style style:name="Table14623028767723.1" style:family="table-column">
      <style:table-column-properties style:rel-column-width="7598*"/>
    </style:style>
    <style:style style:name="Table14623028767723.2" style:family="table-column">
      <style:table-column-properties style:rel-column-width="8547*"/>
    </style:style>
    <style:style style:name="Table14623028767723.3" style:family="table-column">
      <style:table-column-properties style:rel-column-width="4748*"/>
    </style:style>
    <style:style style:name="Table14623028767723.4" style:family="table-column">
      <style:table-column-properties style:rel-column-width="7598*"/>
    </style:style>
    <style:style style:name="Table14623028767723.5" style:family="table-column">
      <style:table-column-properties style:rel-column-width="4748*"/>
    </style:style>
    <style:style style:name="Table14623028767723.6" style:family="table-column">
      <style:table-column-properties style:rel-column-width="6648*"/>
    </style:style>
    <style:style style:name="Table14623028767723.7" style:family="table-column">
      <style:table-column-properties style:rel-column-width="11397*"/>
    </style:style>
    <style:style style:name="Table14623028767723.8" style:family="table-column">
      <style:table-column-properties style:rel-column-width="4748*"/>
    </style:style>
    <style:style style:name="Table14623028767723.9" style:family="table-column">
      <style:table-column-properties style:rel-column-width="9497*"/>
    </style:style>
    <style:style style:name="Table1462302876862" style:family="table" style:parent-style-name="podTable">
      <style:table-properties style:width="17.59cm" style:rel-width="100%" table:table-align="left" table:align="left"/>
    </style:style>
    <style:style style:name="Table1462302876862.1" style:family="table-column">
      <style:table-column-properties style:rel-column-width="6747*"/>
    </style:style>
    <style:style style:name="Table1462302876862.2" style:family="table-column">
      <style:table-column-properties style:rel-column-width="6747*"/>
    </style:style>
    <style:style style:name="Table1462302876862.3" style:family="table-column">
      <style:table-column-properties style:rel-column-width="6747*"/>
    </style:style>
    <style:style style:name="Table1462302876862.4" style:family="table-column">
      <style:table-column-properties style:rel-column-width="6747*"/>
    </style:style>
    <style:style style:name="Table1462302876862.5" style:family="table-column">
      <style:table-column-properties style:rel-column-width="6747*"/>
    </style:style>
    <style:style style:name="Table1462302876862.6" style:family="table-column">
      <style:table-column-properties style:rel-column-width="6747*"/>
    </style:style>
    <style:style style:name="Table1462302876862.7" style:family="table-column">
      <style:table-column-properties style:rel-column-width="6747*"/>
    </style:style>
    <style:style style:name="Table1462302876862.8" style:family="table-column">
      <style:table-column-properties style:rel-column-width="6747*"/>
    </style:style>
    <style:style style:name="Table1462302876862.9" style:family="table-column">
      <style:table-column-properties style:rel-column-width="6747*"/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CS1">Considérant qu’il y a lieu de fixer le traitement individuel de <text:span text:style-name="podBold"><text:span text:style-name="CS2">...</text:span>​, né(e) le <text:span text:style-name="CS2">...</text:span></text:span> au grade <text:span text:style-name="CS2">...</text:span>, niveau <text:span text:style-name="CS2">...</text:span>, temps <text:span text:style-name="CS2">...</text:span>, dont la carrière administrative est décrite à la fiche individuelle ci-après ;</text:p>
      <text:p>Vu le code de la démocratie locale et de la décentralisation ;  </text:p>
      <table:table table:name="Table14623028767630" table:style-name="Table14623028767630">
        <table:table-column table:style-name="Table14623028767630.1"/>
        <table:table-row>
          <table:table-cell table:style-name="CS4">
            <text:p text:style-name="CS3"><text:span text:style-name="podBold">FICHE INDIVIDUELLE DE L’AGENT</text:span></text:p>
          </table:table-cell>
        </table:table-row>
        <table:table-row>
          <table:table-cell table:style-name="CS4">
            <text:p text:style-name="CS3">Né(e) le : <text:span text:style-name="CS2">...</text:span>, Etat civil : <text:span text:style-name="CS2">...</text:span></text:p>
          </table:table-cell>
        </table:table-row>
        <table:table-row>
          <table:table-cell table:style-name="CS4">
            <text:p text:style-name="CS3"><text:span text:style-name="podBold">SERVICES ADMISSIBLES</text:span></text:p>
          </table:table-cell>
        </table:table-row>
      </table:table>
      <table:table table:name="Table14623028767723" table:style-name="Table14623028767723">
        <table:table-column table:style-name="Table14623028767723.1"/>
        <table:table-column table:style-name="Table14623028767723.2"/>
        <table:table-column table:style-name="Table14623028767723.3"/>
        <table:table-column table:style-name="Table14623028767723.4"/>
        <table:table-column table:style-name="Table14623028767723.5"/>
        <table:table-column table:style-name="Table14623028767723.6"/>
        <table:table-column table:style-name="Table14623028767723.7"/>
        <table:table-column table:style-name="Table14623028767723.8"/>
        <table:table-column table:style-name="Table14623028767723.9"/>
        <table:table-row>
          <table:table-cell table:style-name="CS5" table:number-columns-spanned="4" table:number-rows-spanned="1">
            <text:p text:style-name="podCellContent">Supplément pour ancienneté garantie</text:p>
          </table:table-cell>
          <table:table-cell table:style-name="CS5" table:number-columns-spanned="5" table:number-rows-spanned="1">
            <text:p text:style-name="podCellContent"> </text:p>
          </table:table-cell>
        </table:table-row>
        <table:table-row>
          <table:table-cell table:style-name="CS6" table:number-columns-spanned="2">
            <text:p text:style-name="CS3"><text:span text:style-name="podUnderline">Nature</text:span></text:p>
          </table:table-cell>
          <table:table-cell table:style-name="CS7" table:number-columns-spanned="2">
            <text:p text:style-name="CS3"><text:span text:style-name="podUnderline">Période (bottom)</text:span></text:p>
          </table:table-cell>
          <table:table-cell table:style-name="CS6" table:number-columns-spanned="2">
            <text:p text:style-name="CS3"><text:span text:style-name="podBold">DUREE PAR<text:line-break/>GROUPE</text:span></text:p>
          </table:table-cell>
          <table:table-cell table:style-name="CS6">
            <text:p text:style-name="CS3"><text:span text:style-name="podBold">Coef-<text:line-break/>ficient</text:span></text:p>
          </table:table-cell>
          <table:table-cell table:style-name="CS6" table:number-columns-spanned="2">
            <text:p text:style-name="CS3"><text:span text:style-name="podBold">VALORISATION<text:line-break/>BAREMIQUE</text:span></text:p>
          </table:table-cell>
        </table:table-row>
        <table:table-row>
          <table:table-cell table:style-name="CS6">
            <text:p text:style-name="CS3">Fonction</text:p>
          </table:table-cell>
          <table:table-cell table:style-name="CS6">
            <text:p text:style-name="CS3">Employeur</text:p>
          </table:table-cell>
          <table:table-cell table:style-name="CS6">
            <text:p text:style-name="CS3">du</text:p>
          </table:table-cell>
          <table:table-cell table:style-name="CS6">
            <text:p text:style-name="CS3">au</text:p>
          </table:table-cell>
          <table:table-cell table:style-name="CS6">
            <text:p text:style-name="CS3"><text:span text:style-name="podBold">ANS</text:span></text:p>
          </table:table-cell>
          <table:table-cell table:style-name="CS6">
            <text:p text:style-name="CS3"><text:span text:style-name="podBold">MOIS</text:span></text:p>
          </table:table-cell>
          <table:table-cell table:style-name="CS6">
            <text:p text:style-name="CS3"> </text:p>
          </table:table-cell>
          <table:table-cell table:style-name="CS6">
            <text:p text:style-name="CS3"><text:span text:style-name="podBold">ANS</text:span></text:p>
          </table:table-cell>
          <table:table-cell table:style-name="CS6">
            <text:p text:style-name="CS3"><text:span text:style-name="podBold">MOIS</text:span></text:p>
          </table:table-cell>
        </table:table-row>
        <table:table-row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</table:table-row>
        <table:table-row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</table:table-row>
        <table:table-row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</table:table-row>
        <table:table-row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</table:table-row>
        <table:table-row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</table:table-row>
        <table:table-row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</table:table-row>
        <table:table-row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</table:table-row>
        <table:table-row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</table:table-row>
        <table:table-row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</table:table-row>
        <table:table-row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</table:table-row>
        <table:table-row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</table:table-row>
        <table:table-row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</table:table-row>
        <table:table-row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</table:table-row>
        <table:table-row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</table:table-row>
        <table:table-row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<text:span text:style-name="podBold">TOTAL :</text:span>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</table:table-row>
        <table:table-row>
          <table:table-cell table:style-name="CS6" table:number-columns-spanned="7" table:number-rows-spanned="1">
            <text:p text:style-name="CS9">Ancienneté pécuniaire au <text:span text:style-name="CS2">...</text:span>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</table:table-row>
        <table:table-row>
          <table:table-cell table:style-name="CS6" table:number-columns-spanned="7" table:number-rows-spanned="1">
            <text:p text:style-name="CS9">Augmentation les <text:span text:style-name="CS2">...</text:span>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</table:table-row>
      </table:table>
      <table:table table:name="Table1462302876862" table:style-name="Table1462302876862">
        <table:table-column table:style-name="Table1462302876862.1"/>
        <table:table-column table:style-name="Table1462302876862.2"/>
        <table:table-column table:style-name="Table1462302876862.3"/>
        <table:table-column table:style-name="Table1462302876862.4"/>
        <table:table-column table:style-name="Table1462302876862.5"/>
        <table:table-column table:style-name="Table1462302876862.6"/>
        <table:table-column table:style-name="Table1462302876862.7"/>
        <table:table-column table:style-name="Table1462302876862.8"/>
        <table:table-column table:style-name="Table1462302876862.9"/>
        <table:table-row>
          <table:table-cell table:style-name="CS8" table:number-columns-spanned="9">
            <text:p text:style-name="podCellContent">FICHE INDIVIDUELLE DE L’AGENT</text:p>
          </table:table-cell>
        </table:table-row>
        <table:table-row>
          <table:table-cell table:style-name="CS8" table:number-columns-spanned="9">
            <text:p text:style-name="podCellContent">Né(e) le : ..., Etat civil : ...</text:p>
          </table:table-cell>
        </table:table-row>
        <table:table-row>
          <table:table-cell table:style-name="CS8" table:number-columns-spanned="9">
            <text:p text:style-name="podCellContent">SERVICES ADMISSIBLES</text:p>
          </table:table-cell>
        </table:table-row>
        <table:table-row>
          <table:table-cell table:style-name="CS8" table:number-columns-spanned="4">
            <text:p text:style-name="podCellContent">Supplément pour ancienneté garantie</text:p>
          </table:table-cell>
          <table:table-cell table:style-name="CS8" table:number-columns-spanned="5">
            <text:p text:style-name="podCellContent"> </text:p>
          </table:table-cell>
        </table:table-row>
        <table:table-row>
          <table:table-cell table:style-name="CS8" table:number-columns-spanned="2">
            <text:p text:style-name="podCellContent">Nature</text:p>
          </table:table-cell>
          <table:table-cell table:style-name="CS8" table:number-columns-spanned="2">
            <text:p text:style-name="podCellContent">Période</text:p>
          </table:table-cell>
          <table:table-cell table:style-name="CS8" table:number-columns-spanned="2">
            <text:p text:style-name="podCellContent">DUREE PAR<text:line-break/>GROUPE</text:p>
          </table:table-cell>
          <table:table-cell table:style-name="CS8">
            <text:p text:style-name="podCellContent">Coef-<text:line-break/>ficient</text:p>
          </table:table-cell>
          <table:table-cell table:style-name="CS8" table:number-columns-spanned="2">
            <text:p text:style-name="podCellContent">VALORISATION<text:line-break/>BAREMIQUE</text:p>
          </table:table-cell>
        </table:table-row>
        <table:table-row>
          <table:table-cell table:style-name="CS8">
            <text:p text:style-name="podCellContent">Fonction</text:p>
          </table:table-cell>
          <table:table-cell table:style-name="CS8">
            <text:p text:style-name="podCellContent">Employeur</text:p>
          </table:table-cell>
          <table:table-cell table:style-name="CS8">
            <text:p text:style-name="podCellContent">du</text:p>
          </table:table-cell>
          <table:table-cell table:style-name="CS8">
            <text:p text:style-name="podCellContent">au</text:p>
          </table:table-cell>
          <table:table-cell table:style-name="CS8">
            <text:p text:style-name="podCellContent">ANS</text:p>
          </table:table-cell>
          <table:table-cell table:style-name="CS8">
            <text:p text:style-name="podCellContent">MOIS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ANS</text:p>
          </table:table-cell>
          <table:table-cell table:style-name="CS8">
            <text:p text:style-name="podCellContent">MOIS</text:p>
          </table:table-cell>
        </table:table-row>
        <table:table-row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</table:table-row>
        <table:table-row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</table:table-row>
        <table:table-row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</table:table-row>
        <table:table-row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</table:table-row>
        <table:table-row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</table:table-row>
        <table:table-row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</table:table-row>
        <table:table-row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</table:table-row>
        <table:table-row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</table:table-row>
        <table:table-row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</table:table-row>
        <table:table-row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</table:table-row>
        <table:table-row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</table:table-row>
        <table:table-row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</table:table-row>
        <table:table-row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</table:table-row>
        <table:table-row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</table:table-row>
        <table:table-row>
          <table:table-cell table:style-name="CS8" table:number-columns-spanned="7">
            <text:p text:style-name="podCellContent"> </text:p>
          </table:table-cell>
          <table:table-cell table:style-name="CS8">
            <text:p text:style-name="podCellContent">TOTAL :</text:p>
          </table:table-cell>
          <table:table-cell table:style-name="CS8">
            <text:p text:style-name="podCellContent"> </text:p>
          </table:table-cell>
        </table:table-row>
        <table:table-row>
          <table:table-cell table:style-name="CS8" table:number-columns-spanned="7">
            <text:p text:style-name="podCellContent">Ancienneté pécuniaire au ...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</table:table-row>
        <table:table-row>
          <table:table-cell table:style-name="CS8" table:number-columns-spanned="7">
            <text:p text:style-name="podCellContent">Augmentation les ...</text:p>
          </table:table-cell>
          <table:table-cell table:style-name="CS8">
            <text:p text:style-name="podCellContent"> </text:p>
          </table:table-cell>
          <table:table-cell table:style-name="CS8">
            <text:p text:style-name="podCellContent"> </text:p>
          </table:table-cell>
        </table:table-row>
      </table:table>
      <text:p><text:line-break/>Échelles barémiques : <text:span text:style-name="CS2">...</text:span> – <text:span text:style-name="CS2">...</text:span> – <text:span text:style-name="CS2">...</text:span> (niveau - grade - fonction)</text:p>
      <text:list text:style-name="podBulletedList">
        <text:list-item>
          <text:p text:style-name="podBulletItem">Minimum : <text:span text:style-name="CS2">...</text:span></text:p>
        </text:list-item>
        <text:list-item>
          <text:p text:style-name="podBulletItem">Maximum : <text:span text:style-name="CS2">...</text:span></text:p>
        </text:list-item>
        <text:list-item>
          <text:p text:style-name="podBulletItem">Développement : </text:p>
        </text:list-item>
        <text:list-item>
          <text:list text:style-name="podBulletedList">
            <text:list-item>
              <text:p text:style-name="podBulletItem"><text:span text:style-name="CS2">.. x .. x ..</text:span></text:p>
            </text:list-item>
            <text:list-item>
              <text:p text:style-name="podBulletItem"> </text:p>
            </text:list-item>
          </text:list>
        </text:list-item>
      </text:list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CS1" style:family="paragraph" style:parent-style-name="Standard">
      <style:paragraph-properties fo:text-indent="0.589cm"/>
    </style:style>
    <style:style style:name="CS2" style:family="text">
      <style:paragraph-properties fo:background-color="#ffff00"/>
    </style:style>
    <style:style style:name="CS3" style:family="paragraph" style:parent-style-name="podCellContent">
      <style:paragraph-properties fo:text-align="center"/>
    </style:style>
    <style:style style:name="CS9" style:family="paragraph" style:parent-style-name="podCellContent">
      <style:paragraph-properties fo:text-align="end"/>
    </style: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font-name="Nimbus Roman No9 L" style:language-asian="zxx" style:language-complex="zxx" style:font-size-asian="12pt" style:font-name-asian="DejaVu Sans" fo:font-size="12pt" style:font-size-complex="12pt" style:country-asian="none" style:font-name-complex="Tahoma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style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style:contextual-spacing="false"/>
      <style:text-properties style:font-family-generic-asian="system" style:font-name-complex="Tahoma" style:font-family-generic-complex="system" style:font-size-asian="14pt" fo:font-family="'Nimbus Sans L'" style:font-name="Nimbus Sans L" style:font-size-complex="14pt" style:font-family-asian="Mincho" style:font-name-asian="Mincho" style:font-family-complex="Tahoma" fo:font-size="14pt" style:font-pitch-complex="variable" style:font-pitch="variable" style:font-pitch-asian="variable" style:font-family-generic="swiss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family-complex="Tahoma"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 style:contextual-spacing="false"/>
      <style:text-properties fo:font-style="italic" style:font-size-asian="12pt" style:font-size-complex="12pt" style:font-family-complex="Tahoma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family-complex="Tahoma" style:font-name-complex="Tahoma1"/>
    </style:style>
    <style:style style:name="Signature" style:master-page-name="" style:class="text" style:parent-style-name="Standard" style:family="paragraph">
      <style:paragraph-properties fo:text-indent="0cm" text:line-number="0" fo:margin-left="0cm" style:page-number="auto" style:auto-text-indent="false" fo:margin-right="0cm" text:number-lines="false"/>
      <style:text-properties fo:font-size="16pt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aetan Delannay</meta:initial-creator>
    <meta:creation-date>2007-08-06T12:09:45</meta:creation-date>
    <dc:date>2016-05-03T18:52:31.343845229</dc:date>
    <dc:language>en-US</dc:language>
    <meta:editing-cycles>17</meta:editing-cycles>
    <meta:editing-duration>PT1H54M6S</meta:editing-duration>
    <meta:document-statistic meta:table-count="0" meta:image-count="0" meta:object-count="0" meta:page-count="1" meta:paragraph-count="1" meta:word-count="10" meta:character-count="49" meta:non-whitespace-character-count="40"/>
    <meta:user-defined meta:name="Info 1"/>
    <meta:user-defined meta:name="Info 2"/>
    <meta:user-defined meta:name="Info 3"/>
    <meta:user-defined meta:name="Info 4"/>
  </office:meta>
</office:document-meta>
</file>